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666" officeooo:paragraph-rsid="001ed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cis Cho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0:46:21.451968490</meta:creation-date>
    <dc:date>2018-06-21T10:46:56.252702311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6.2$Linux_X86_64 LibreOffice_project/10m0$Build-2</meta:generator>
  </office:meta>
</office:document-meta>
</file>